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line-height="162%" fo:text-indent="-0.635cm" style:auto-text-indent="false" fo:padding="0cm" fo:border="none"/>
    </style:style>
    <style:style style:name="P2" style:family="paragraph" style:parent-style-name="Standard" style:list-style-name="WWNum1">
      <style:paragraph-properties fo:margin-left="1.27cm" fo:margin-right="0cm" fo:line-height="162%" fo:text-indent="-0.635cm" style:auto-text-indent="false" fo:padding="0cm" fo:border="none"/>
      <style:text-properties officeooo:paragraph-rsid="000d5d23"/>
    </style:style>
    <style:style style:name="P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officeooo:paragraph-rsid="000d5d23"/>
    </style:style>
    <style:style style:name="P11" style:family="paragraph" style:parent-style-name="Heading_20_2">
      <style:text-properties officeooo:paragraph-rsid="000d5d23"/>
    </style:style>
    <style:style style:name="P12" style:family="paragraph" style:parent-style-name="Heading_20_2" style:master-page-name="Standard">
      <style:paragraph-properties style:page-number="1"/>
      <style:text-properties officeooo:paragraph-rsid="000d5d23"/>
    </style:style>
    <style:style style:name="T1" style:family="text">
      <style:text-properties fo:color="#0b5394"/>
    </style:style>
    <style:style style:name="T2" style:family="text">
      <style:text-properties fo:color="#0b5394" fo:font-style="italic" fo:font-weight="bold" style:font-style-asian="italic" style:font-weight-asian="bold"/>
    </style:style>
    <style:style style:name="T3" style:family="text">
      <style:text-properties fo:color="#0b5394" fo:font-style="italic" style:font-style-asian="italic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mztsfph2gaxu"/>Nombre del Taller: </text:p>
      <text:p text:style-name="P11"><text:span text:style-name="T7">Despliegue de aplicaciones PHP en Heroku</text:span></text:p>
      <text:p text:style-name="Heading_20_2"><text:bookmark text:name="_xqhb26vyu0wr"/>Objetivos del taller:</text:p>
      <text:list xml:id="list4489623885060146108" text:style-name="L1">
        <text:list-item>
          <text:p text:style-name="P7">Conocer el concepto de Cloud Computing </text:p>
        </text:list-item>
        <text:list-item>
          <text:p text:style-name="P7">Introducir la capa de Plataforma como Servicio (PaaS) </text:p>
        </text:list-item>
        <text:list-item>
          <text:p text:style-name="P7">Conocer las características principales de Heroku </text:p>
        </text:list-item>
        <text:list-item>
          <text:p text:style-name="P7">Usar git como herramienta fundamental en el despliegue moderno de aplicaciones </text:p>
        </text:list-item>
        <text:list-item>
          <text:p text:style-name="P7">Preparar nuestras aplicaciones PHP para ser desplegadas en Heroku </text:p>
        </text:list-item>
        <text:list-item>
          <text:p text:style-name="P4">Poner en práctica el despliegue de algunas aplicaciones PHP en Heroku </text:p>
        </text:list-item>
      </text:list>
      <text:p text:style-name="Heading_20_2"><text:bookmark text:name="_jn6nvc26acx6"/>Nivel del taller:</text:p>
      <text:list xml:id="list2562319603049434528" text:style-name="WWNum1">
        <text:list-item>
          <text:p text:style-name="P2"><text:span text:style-name="T4">Intermedio</text:span></text:p>
        </text:list-item>
      </text:list>
      <text:p text:style-name="P11"><text:bookmark text:name="_zd20l1jukuuk"/>¿Qué aprenderé en el taller?:</text:p>
      <text:list xml:id="list6158428516735443327" text:style-name="L2">
        <text:list-item>
          <text:p text:style-name="P8">Las características fundamentales del Cloud Computing </text:p>
        </text:list-item>
        <text:list-item>
          <text:p text:style-name="P8">Las ventajas que nos ofrece el PaaS en el despliegue de aplicaciones </text:p>
        </text:list-item>
        <text:list-item>
          <text:p text:style-name="P8">Las características fundamentales de Heroku </text:p>
        </text:list-item>
        <text:list-item>
          <text:p text:style-name="P8">Usar el dashboard y el CLI de heroku </text:p>
        </text:list-item>
        <text:list-item>
          <text:p text:style-name="P8">Uso básico de git como medio de transferencia de ficheros en nuestro despliegue </text:p>
        </text:list-item>
        <text:list-item>
          <text:p text:style-name="P5">Desplegar aplicaciones PHP en Heroku </text:p>
        </text:list-item>
      </text:list>
      <text:p text:style-name="Standard"/>
      <text:p text:style-name="Heading_20_2"><text:bookmark text:name="_k3f19nvw9dsu"/>Conocimientos Previos (requisitos):</text:p>
      <text:list xml:id="list7051698736279426687" text:style-name="L4">
        <text:list-item>
          <text:p text:style-name="P10">Uso básico de git </text:p>
        </text:list-item>
        <text:list-item>
          <text:p text:style-name="P10">Conocimientos previos sobre protocolo HTTP, servicios web (apache/nginx) y servidor de base de datos MySql </text:p>
        </text:list-item>
        <text:list-item>
          <text:p text:style-name="P9">Algún conocimiento de PHP (no vamos a codificar, pero si modificaremos alguna línea de código). </text:p>
        </text:list-item>
        <text:list-item>
          <text:p text:style-name="P6">Conocimientos muy básico de linux (el taller se impartirá usando este sistema operativo), aunque se puede hacer usando cualquier otro sistema operativo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3-14T09:57:06.895055246</dc:date>
    <meta:editing-duration>PT1M57S</meta:editing-duration>
    <meta:editing-cycles>1</meta:editing-cycles>
    <meta:document-statistic meta:table-count="0" meta:image-count="0" meta:object-count="0" meta:page-count="1" meta:paragraph-count="23" meta:word-count="197" meta:character-count="1241" meta:non-whitespace-character-count="1067"/>
  </office:meta>
</office:document-meta>
</file>